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DejaVu Sans Mono" svg:font-family="'DejaVu Sans Mono'" style:font-family-generic="swiss"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DejaVu Sans Mono" fo:font-size="8pt" style:font-size-asian="8pt" style:font-size-complex="8pt"/>
    </style:style>
    <style:style style:name="P5" style:family="paragraph" style:parent-style-name="Standard">
      <style:paragraph-properties fo:text-align="justify" style:justify-single-word="false"/>
      <style:text-properties style:font-name="arial" fo:font-size="10pt" style:font-size-asian="10pt" style:font-size-complex="10pt"/>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DejaVu Sans Mono" fo:font-size="8pt" style:font-size-asian="8pt" style:font-size-complex="8pt"/>
    </style:style>
    <style:style style:name="P8" style:family="paragraph" style:parent-style-name="Standard" style:list-style-name="L1">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9" style:family="paragraph" style:parent-style-name="Standard" style:list-style-name="L1">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10" style:family="paragraph" style:parent-style-name="Standard" style:list-style-name="L1">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11" style:family="paragraph" style:parent-style-name="Standard">
      <style:paragraph-properties fo:padding="0cm" fo:border-left="none" fo:border-right="none" fo:border-top="none" fo:border-bottom="0.018cm solid #000000" style:shadow="none"/>
      <style:text-properties style:font-name="arial"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º ASI – Fundamentos de Programación</text:p>
      <text:p text:style-name="P11">Ejercicio de Archivos Indexados (Videoclub)</text:p>
      <text:p text:style-name="P2"/>
      <text:p text:style-name="P6">Notas previas</text:p>
      <text:p text:style-name="P3"/>
      <text:p text:style-name="P3">Para simplificar la resolución del ejercicio se han asignado los códigos de película automáticamente. Cuando se inserta una nueva película, se busca un hueco en el archivo (de una película anteriormente borrada). Si se encuentra un hueco, se asigna ese código a la nueva película. Así no hay que modificar el archivo de índices. Y si no existe ningún hueco, se inserta la película al final del archivo de datos, asignándole el código de la última película más uno. De este modo, sólo hay que modificar la última entrada del archivo de índices, o agregar una nueva entrada si el segmento ya estaba lleno.</text:p>
      <text:p text:style-name="P3"/>
      <text:p text:style-name="P3">Con esta forma de asignar códigos a las nuevas películas se matan tres pájaros de un tiro:</text:p>
      <text:list text:style-name="L1">
        <text:list-item>
          <text:p text:style-name="P8">Sólo hay que tocar el último registro del archivo de índices (o añadir un registro nuevo si el último segmento estaba lleno)</text:p>
        </text:list-item>
        <text:list-item>
          <text:p text:style-name="P8">No hay que crear área de excedentes.</text:p>
        </text:list-item>
        <text:list-item>
          <text:p text:style-name="P8">El archivo de datos siempre se mantiene ordenado.</text:p>
        </text:list-item>
      </text:list>
      <text:p text:style-name="P3"/>
      <text:p text:style-name="P3">Nótese que esto puede hacerse por la naturaleza peculiar de los datos del fichero. En otros programas, esta asignación consecutiva de códigos quizás no pueda hacerse. Cada caso debe ser estudiado por separado.</text:p>
      <text:p text:style-name="P3"/>
      <text:p text:style-name="P3">Como siempre, se recomienda revisar atentamente el código del programa (a ser posible, después de haber intentado hacerlo) y preguntar cualquier cosa que no se entienda.</text:p>
      <text:p text:style-name="P3"/>
      <text:p text:style-name="P3"/>
      <text:p text:style-name="P4">// ------------------------------------------------------------------------------------------------------------</text:p>
      <text:p text:style-name="P4">// Definición de constantes</text:p>
      <text:p text:style-name="P4">// ------------------------------------------------------------------------------------------------------------</text:p>
      <text:p text:style-name="P4"/>
      <text:p text:style-name="P4">#define ARCHIVO_DATOS "video.dat" </text:p>
      <text:p text:style-name="P4">#define ARCHIVO_INDICE "video.idx" </text:p>
      <text:p text:style-name="P4">#define TAM_SEG 3 <text:s/>// Tamaño del segmento </text:p>
      <text:p text:style-name="P4"/>
      <text:p text:style-name="P4">// ------------------------------------------------------------------------------------------------------------</text:p>
      <text:p text:style-name="P4">// Definición de tipos de datos</text:p>
      <text:p text:style-name="P4">// ------------------------------------------------------------------------------------------------------------</text:p>
      <text:p text:style-name="P4">struct s_pelicula </text:p>
      <text:p text:style-name="P4">{ </text:p>
      <text:p text:style-name="P4"><text:s text:c="3"/>char titulo[50]; </text:p>
      <text:p text:style-name="P4"><text:s text:c="3"/>char director[20]; </text:p>
      <text:p text:style-name="P4"><text:s text:c="3"/>char reparto[200]; </text:p>
      <text:p text:style-name="P4"><text:s text:c="3"/>char genero[20]; </text:p>
      <text:p text:style-name="P4"><text:s text:c="3"/>char nacionalidad[10]; </text:p>
      <text:p text:style-name="P4"><text:s text:c="3"/>int duracion; </text:p>
      <text:p text:style-name="P4"><text:s text:c="3"/>char borrado; </text:p>
      <text:p text:style-name="P4"><text:s text:c="3"/>int codigo; </text:p>
      <text:p text:style-name="P4">}; </text:p>
      <text:p text:style-name="P4"/>
      <text:p text:style-name="P4">struct s_indice </text:p>
      <text:p text:style-name="P4">{ </text:p>
      <text:p text:style-name="P4"><text:s text:c="4"/>long int num_segmento; </text:p>
      <text:p text:style-name="P4"><text:s text:c="4"/>long int direccion_primero; </text:p>
      <text:p text:style-name="P4"><text:s text:c="4"/>int clave_ultimo; </text:p>
      <text:p text:style-name="P4">}; </text:p>
      <text:p text:style-name="P4"/>
      <text:p text:style-name="P4"/>
      <text:p text:style-name="P4">// ------------------------------------------------------------------------------------------------------------</text:p>
      <text:p text:style-name="P4">// Prototipos de funciones</text:p>
      <text:p text:style-name="P4">// ------------------------------------------------------------------------------------------------------------</text:p>
      <text:p text:style-name="P4">void borrar_pantalla(void); </text:p>
      <text:p text:style-name="P4">void pulsar_tecla(void); </text:p>
      <text:p text:style-name="P4">int comprobar_archivo(void); </text:p>
      <text:p text:style-name="P4">int menu(void); </text:p>
      <text:p text:style-name="P4">void insertar_pelicula(int *n_regs); </text:p>
      <text:p text:style-name="P4">void listar_datos(void); </text:p>
      <text:p text:style-name="P4">void importar_datos(int *n_regs); </text:p>
      <text:p text:style-name="P4">void buscar_por_codigo(void); </text:p>
      <text:p text:style-name="P4">void reconstruir_indice(void); </text:p>
      <text:p text:style-name="P4">void mostrar_indice(void); </text:p>
      <text:p text:style-name="P4"><text:soft-page-break/>void introducir_datos_pelicula(struct s_pelicula* peli); </text:p>
      <text:p text:style-name="P4">void borrar_pelicula(void); </text:p>
      <text:p text:style-name="P4">void modificar_pelicula(void); </text:p>
      <text:p text:style-name="P4"/>
      <text:p text:style-name="P4"/>
      <text:p text:style-name="P4"><text:s/>// ------------------------------------------------------------------------------------------------------------</text:p>
      <text:p text:style-name="P4">// Función main()</text:p>
      <text:p text:style-name="P4">// ------------------------------------------------------------------------------------------------------------</text:p>
      <text:p text:style-name="P4">int main(void) </text:p>
      <text:p text:style-name="P4">{ </text:p>
      <text:p text:style-name="P4"><text:s text:c="3"/>int opc, n_regs; </text:p>
      <text:p text:style-name="P4"><text:s text:c="3"/></text:p>
      <text:p text:style-name="P4"><text:s text:c="3"/>// Comprueba si el archivo de datos existe. Si no existe, lo crea. </text:p>
      <text:p text:style-name="P4"><text:s text:c="3"/>n_regs = comprobar_archivo(); </text:p>
      <text:p text:style-name="P4"/>
      <text:p text:style-name="P4"><text:s text:c="3"/>do </text:p>
      <text:p text:style-name="P4"><text:s text:c="3"/>{ </text:p>
      <text:p text:style-name="P4"><text:s text:c="6"/>borrar_pantalla(); </text:p>
      <text:p text:style-name="P4"><text:s text:c="6"/>opc = menu(); </text:p>
      <text:p text:style-name="P4"><text:s text:c="6"/>switch (opc) </text:p>
      <text:p text:style-name="P4"><text:s text:c="6"/>{ </text:p>
      <text:p text:style-name="P4"><text:s text:c="8"/>case 1: insertar_pelicula(&amp;n_regs); break; </text:p>
      <text:p text:style-name="P4"><text:s text:c="8"/>case 2: buscar_por_codigo(); break; </text:p>
      <text:p text:style-name="P4"><text:s text:c="8"/>case 3: borrar_pelicula(); break; </text:p>
      <text:p text:style-name="P4"><text:s text:c="8"/>case 4: modificar_pelicula(); break; </text:p>
      <text:p text:style-name="P4"><text:s text:c="8"/>case 5: listar_datos(); break; </text:p>
      <text:p text:style-name="P4"><text:s text:c="8"/>case 6: mostrar_indice(); break; </text:p>
      <text:p text:style-name="P4"><text:s text:c="8"/>case 7: reconstruir_indice(); break; </text:p>
      <text:p text:style-name="P4"><text:s text:c="6"/>} </text:p>
      <text:p text:style-name="P4"><text:s text:c="3"/>} </text:p>
      <text:p text:style-name="P4"><text:s text:c="3"/>while (opc != 0); <text:s text:c="4"/>// 0 es "salir" </text:p>
      <text:p text:style-name="P4"><text:s text:c="3"/></text:p>
      <text:p text:style-name="P4"><text:s text:c="3"/>return 0; </text:p>
      <text:p text:style-name="P4">} </text:p>
      <text:p text:style-name="P4"/>
      <text:p text:style-name="P4">// ------------------------------------------------------------------------------------------------------------</text:p>
      <text:p text:style-name="P4">// Borra la pantalla de texto </text:p>
      <text:p text:style-name="P4">// ------------------------------------------------------------------------------------------------------------</text:p>
      <text:p text:style-name="P4">void borrar_pantalla(void) </text:p>
      <text:p text:style-name="P4">{ </text:p>
      <text:p text:style-name="P4"><text:s text:c="4"/>int i; </text:p>
      <text:p text:style-name="P4"><text:s text:c="4"/>for (i=0; i&lt;40; i++) </text:p>
      <text:p text:style-name="P4"><text:tab/>printf("\n"); </text:p>
      <text:p text:style-name="P4">} </text:p>
      <text:p text:style-name="P4"/>
      <text:p text:style-name="P4"/>
      <text:p text:style-name="P4">// ------------------------------------------------------------------------------------------------------------</text:p>
      <text:p text:style-name="P4">// Muestra el texto "Pulse Intro para continuar" y espera a que el usuario pulse Intro </text:p>
      <text:p text:style-name="P4">// ------------------------------------------------------------------------------------------------------------</text:p>
      <text:p text:style-name="P4">void pulsar_tecla(void) </text:p>
      <text:p text:style-name="P4">{ </text:p>
      <text:p text:style-name="P4"><text:s text:c="3"/>printf("Pulse Intro para continuar...\n"); </text:p>
      <text:p text:style-name="P4"><text:s text:c="3"/>getchar(); </text:p>
      <text:p text:style-name="P4">} </text:p>
      <text:p text:style-name="P4"/>
      <text:p text:style-name="P4"/>
      <text:p text:style-name="P4">// ------------------------------------------------------------------------------------------------------------</text:p>
      <text:p text:style-name="P4">// Muestra el menú y lee la opción del usuario. Devuelve el código de la opción elegida. </text:p>
      <text:p text:style-name="P4">// ------------------------------------------------------------------------------------------------------------</text:p>
      <text:p text:style-name="P4">int menu(void) </text:p>
      <text:p text:style-name="P4">{ </text:p>
      <text:p text:style-name="P4"><text:s text:c="3"/>int opc = 1; </text:p>
      <text:p text:style-name="P4"><text:s text:c="3"/>char aux[50]; </text:p>
      <text:p text:style-name="P4"><text:s text:c="3"/></text:p>
      <text:p text:style-name="P4"><text:s text:c="3"/>printf("Fundamentos de programación - 1º ASI\n"); </text:p>
      <text:p text:style-name="P4"><text:s text:c="3"/>printf("EJERCICIO DEL VIDEOCLUB\n"); </text:p>
      <text:p text:style-name="P4"><text:s text:c="3"/>printf("--------------------------------------\n"); </text:p>
      <text:p text:style-name="P4"/>
      <text:p text:style-name="P4"><text:s text:c="3"/>// Muestra el menú </text:p>
      <text:p text:style-name="P4"><text:s text:c="3"/>printf("Mení de opciones\n\n"); </text:p>
      <text:p text:style-name="P4"><text:s text:c="3"/>printf("1. Añadir película\n"); <text:s text:c="2"/></text:p>
      <text:p text:style-name="P4"><text:s text:c="3"/>printf("2. Buscar película\n"); <text:s text:c="2"/></text:p>
      <text:p text:style-name="P4"><text:s text:c="3"/>printf("3. Borrar película\n"); <text:s text:c="2"/></text:p>
      <text:p text:style-name="P4"><text:s text:c="3"/>printf("4. Modificar película\n"); <text:s text:c="2"/></text:p>
      <text:p text:style-name="P4"><text:soft-page-break/><text:s text:c="3"/>printf("5. Listar películas\n"); <text:s text:c="2"/></text:p>
      <text:p text:style-name="P4"><text:s text:c="3"/>printf("6. Mostrar índice (para depuración)\n"); <text:s text:c="2"/></text:p>
      <text:p text:style-name="P4"><text:s text:c="3"/>printf("7. Reconstruir índice\n"); <text:s text:c="2"/></text:p>
      <text:p text:style-name="P4"><text:s text:c="3"/>printf("0. Salir\n\n"); </text:p>
      <text:p text:style-name="P4"/>
      <text:p text:style-name="P4"><text:s text:c="3"/>// Leer opción seleccionada </text:p>
      <text:p text:style-name="P4"><text:s text:c="3"/>printf("Seleccione opción --&gt; "); </text:p>
      <text:p text:style-name="P4"><text:s text:c="3"/>gets(aux); </text:p>
      <text:p text:style-name="P4"><text:s text:c="3"/>opc = atoi(aux); </text:p>
      <text:p text:style-name="P4"><text:s text:c="3"/></text:p>
      <text:p text:style-name="P4"><text:s text:c="3"/>return opc; </text:p>
      <text:p text:style-name="P4">} </text:p>
      <text:p text:style-name="P4"/>
      <text:p text:style-name="P4">// ------------------------------------------------------------------------------------------------------------</text:p>
      <text:p text:style-name="P4">// Comprueba si el archivo de datos existe. Si no existe, lo crea. </text:p>
      <text:p text:style-name="P4">// Devuelve el código del último registro almacenado en el archivo. </text:p>
      <text:p text:style-name="P4">// ------------------------------------------------------------------------------------------------------------</text:p>
      <text:p text:style-name="P4">int comprobar_archivo(void) </text:p>
      <text:p text:style-name="P4">{ </text:p>
      <text:p text:style-name="P4"><text:s text:c="4"/>FILE *f; </text:p>
      <text:p text:style-name="P4"><text:s text:c="4"/>struct s_pelicula peli; </text:p>
      <text:p text:style-name="P4"><text:s text:c="4"/>int n_regs; </text:p>
      <text:p text:style-name="P4"><text:s text:c="4"/></text:p>
      <text:p text:style-name="P4"><text:s text:c="4"/>f = fopen(ARCHIVO_DATOS, "r+"); </text:p>
      <text:p text:style-name="P4"><text:s text:c="4"/>if (f == NULL) <text:s text:c="7"/>// El archivo no existe: se crea y se pone el nÂº de registros a 0 </text:p>
      <text:p text:style-name="P4"><text:s text:c="4"/>{ </text:p>
      <text:p text:style-name="P4"><text:s text:c="8"/>f = fopen(ARCHIVO_DATOS, "a"); </text:p>
      <text:p text:style-name="P4"><text:s text:c="8"/>if (f == NULL) </text:p>
      <text:p text:style-name="P4"><text:s text:c="8"/>{ </text:p>
      <text:p text:style-name="P4"><text:s text:c="16"/>printf("Error al crear el archivo de datos\n"); </text:p>
      <text:p text:style-name="P4"><text:s text:c="16"/>return 0; </text:p>
      <text:p text:style-name="P4"><text:s text:c="8"/>} </text:p>
      <text:p text:style-name="P4"><text:s text:c="8"/>n_regs = 0; </text:p>
      <text:p text:style-name="P4"><text:s text:c="8"/>fclose(f); </text:p>
      <text:p text:style-name="P4"><text:s text:c="4"/>} </text:p>
      <text:p text:style-name="P4"><text:s text:c="4"/>else <text:s text:c="15"/>// El archivo sí­ existe: mirar cuál es el código del último registro </text:p>
      <text:p text:style-name="P4"><text:s text:c="4"/>{ </text:p>
      <text:p text:style-name="P4"><text:s text:c="8"/>fseek (f, -sizeof(struct s_pelicula), SEEK_END); </text:p>
      <text:p text:style-name="P4"><text:s text:c="8"/>fread(&amp;peli, sizeof(struct s_pelicula), 1, f); </text:p>
      <text:p text:style-name="P4"><text:s text:c="8"/>n_regs = peli.codigo; </text:p>
      <text:p text:style-name="P4"><text:s text:c="8"/>fclose(f); </text:p>
      <text:p text:style-name="P4"><text:s text:c="4"/>} </text:p>
      <text:p text:style-name="P4"><text:s text:c="4"/></text:p>
      <text:p text:style-name="P4"><text:s text:c="4"/>return n_regs; </text:p>
      <text:p text:style-name="P4">} </text:p>
      <text:p text:style-name="P4"/>
      <text:p text:style-name="P4"/>
      <text:p text:style-name="P4">// ------------------------------------------------------------------------------------------------------------</text:p>
      <text:p text:style-name="P4">// Añade una película al final del archivo de datos. El código de la nueva película se </text:p>
      <text:p text:style-name="P4">// asigna automáticamente sumándole uno a la última película que exista en el archivo, así </text:p>
      <text:p text:style-name="P4">// que la nueva película siempre se agregará al final del último segmento */ </text:p>
      <text:p text:style-name="P4">// ------------------------------------------------------------------------------------------------------------</text:p>
      <text:p text:style-name="P4">void insertar_pelicula(int *n_regs) </text:p>
      <text:p text:style-name="P4">{ </text:p>
      <text:p text:style-name="P4"><text:s text:c="3"/>FILE *f, *f_ind; </text:p>
      <text:p text:style-name="P4"><text:s text:c="3"/>struct s_pelicula nuevo, peli; </text:p>
      <text:p text:style-name="P4"><text:s text:c="3"/>struct s_indice entrada_indice; </text:p>
      <text:p text:style-name="P4"><text:s text:c="3"/>int n, terminado = 0; </text:p>
      <text:p text:style-name="P4"><text:s text:c="3"/></text:p>
      <text:p text:style-name="P4"><text:s text:c="3"/>// Introducir por teclado los datos del nuevo registro </text:p>
      <text:p text:style-name="P4"><text:s text:c="3"/>borrar_pantalla(); </text:p>
      <text:p text:style-name="P4"><text:s text:c="3"/>printf("INSERTAR NUEVA PELICULA\n"); </text:p>
      <text:p text:style-name="P4"><text:s text:c="3"/>printf("Introduzca los datos de la película\n"); </text:p>
      <text:p text:style-name="P4"><text:s text:c="3"/></text:p>
      <text:p text:style-name="P4"><text:s text:c="3"/>// Introducir por teclado los datos de la película </text:p>
      <text:p text:style-name="P4"><text:s text:c="3"/>introducir_datos_pelicula(&amp;nuevo); </text:p>
      <text:p text:style-name="P4"><text:s text:c="3"/></text:p>
      <text:p text:style-name="P4"><text:s text:c="3"/>// Abrir el archivo para añadir datos en él (modo secuencial, para agregar al final) </text:p>
      <text:p text:style-name="P4"><text:s text:c="3"/>f = fopen(ARCHIVO_DATOS, "r+b"); </text:p>
      <text:p text:style-name="P4"><text:s text:c="3"/>if (f == NULL) </text:p>
      <text:p text:style-name="P4"><text:s text:c="3"/>{ </text:p>
      <text:p text:style-name="P4"><text:s text:c="6"/>printf("Error al abrir el archivo de datos"); </text:p>
      <text:p text:style-name="P4"><text:s text:c="6"/>pulsar_tecla(); </text:p>
      <text:p text:style-name="P4"><text:s text:c="3"/>} </text:p>
      <text:p text:style-name="P4"><text:s text:c="3"/>else </text:p>
      <text:p text:style-name="P4"><text:soft-page-break/><text:s text:c="3"/>{ </text:p>
      <text:p text:style-name="P4"><text:s text:c="6"/>// Buscamos un hueco donde insertar la película </text:p>
      <text:p text:style-name="P4"><text:s text:c="6"/>while ((!feof(f)) &amp;&amp; (terminado == 0)) </text:p>
      <text:p text:style-name="P4"><text:s text:c="6"/>{ </text:p>
      <text:p text:style-name="P4"><text:s text:c="9"/>n = fread(&amp;peli, sizeof(struct s_pelicula), 1, f); </text:p>
      <text:p text:style-name="P4"><text:s text:c="9"/>if ((n &gt; 0) &amp;&amp; (peli.borrado == '*')) <text:s text:c="8"/>// Hemos encontrado un hueco </text:p>
      <text:p text:style-name="P4"><text:s text:c="9"/>{ </text:p>
      <text:p text:style-name="P4"><text:s text:c="13"/>fseek(f, -sizeof(struct s_pelicula), SEEK_CUR); <text:s text:c="8"/>// Retrocedemos </text:p>
      <text:p text:style-name="P4"><text:s text:c="13"/>nuevo.codigo = peli.codigo; <text:s text:c="28"/>// Reaprovechamos el código antiguo </text:p>
      <text:p text:style-name="P4"><text:s text:c="13"/>fwrite(&amp;nuevo, sizeof(struct s_pelicula), 1, f); </text:p>
      <text:p text:style-name="P4"><text:s text:c="13"/>terminado = 1; </text:p>
      <text:p text:style-name="P4"><text:s text:c="9"/>} </text:p>
      <text:p text:style-name="P4"><text:s text:c="6"/>} </text:p>
      <text:p text:style-name="P4"/>
      <text:p text:style-name="P4"><text:s text:c="6"/>if (terminado == 0) <text:s text:c="12"/>// No se encontró ningún hueco </text:p>
      <text:p text:style-name="P4"><text:s text:c="6"/>{ <text:s text:c="30"/></text:p>
      <text:p text:style-name="P4"><text:s text:c="9"/>fseek(f, 0, SEEK_END); <text:s text:c="11"/>// Escribiremos el registro AL FINAL del archivo </text:p>
      <text:p text:style-name="P4"><text:s text:c="9"/>nuevo.codigo = (*n_regs) + 1; <text:s text:c="4"/>// El código es el siguiente del último asignado </text:p>
      <text:p text:style-name="P4"><text:s text:c="9"/>fwrite(&amp;nuevo, sizeof(struct s_pelicula), 1, f); </text:p>
      <text:p text:style-name="P4"><text:s text:c="9"/>// Al insertar al final, tenemos que actualizar el í­ndice </text:p>
      <text:p text:style-name="P4"><text:s text:c="9"/>if (nuevo.codigo % TAM_SEG == 0) </text:p>
      <text:p text:style-name="P4"><text:s text:c="9"/>{ <text:s text:c="3"/>// Crear nueva entrada en el í­ndice </text:p>
      <text:p text:style-name="P4"><text:s text:c="14"/>f_ind = fopen(ARCHIVO_INDICE, "ab"); </text:p>
      <text:p text:style-name="P4"><text:s text:c="14"/>if (f_ind == NULL) { printf("Película insertada, pero no puedo actualizar el índice\n"); return; } </text:p>
      <text:p text:style-name="P4"><text:s text:c="14"/>entrada_indice.clave_ultimo = nuevo.codigo; </text:p>
      <text:p text:style-name="P4"><text:s text:c="14"/>entrada_indice.direccion_primero = ftell(f); </text:p>
      <text:p text:style-name="P4"><text:s text:c="14"/>entrada_indice.num_segmento = nuevo.codigo / TAM_SEG; </text:p>
      <text:p text:style-name="P4"><text:s text:c="14"/>fwrite(&amp;entrada_indice, sizeof(struct s_indice), 1, f_ind); </text:p>
      <text:p text:style-name="P4"><text:s text:c="14"/>fclose(f_ind); </text:p>
      <text:p text:style-name="P4"><text:s text:c="9"/>} </text:p>
      <text:p text:style-name="P4"><text:s text:c="9"/>else </text:p>
      <text:p text:style-name="P4"><text:s text:c="9"/>{ <text:s text:c="3"/>// Modificar última entrada del í­ndice </text:p>
      <text:p text:style-name="P4"><text:s text:c="14"/>f_ind = fopen(ARCHIVO_INDICE, "r+b"); </text:p>
      <text:p text:style-name="P4"><text:s text:c="14"/>if (f_ind == NULL) { printf("Película insertada, pero no puedo actualizar el índice\n"); return; } </text:p>
      <text:p text:style-name="P4"><text:s text:c="14"/>fseek(f_ind, -sizeof(struct s_indice), SEEK_END); </text:p>
      <text:p text:style-name="P4"><text:s text:c="14"/>fread(&amp;entrada_indice, sizeof(struct s_indice), 1, f_ind); </text:p>
      <text:p text:style-name="P4"><text:s text:c="14"/>entrada_indice.clave_ultimo = nuevo.codigo; </text:p>
      <text:p text:style-name="P4"><text:s text:c="14"/>fseek(f_ind, -sizeof(struct s_indice), SEEK_END); </text:p>
      <text:p text:style-name="P4"><text:s text:c="14"/>fwrite(&amp;entrada_indice, sizeof(struct s_indice), 1, f_ind); </text:p>
      <text:p text:style-name="P4"><text:s text:c="14"/>fclose(f_ind); </text:p>
      <text:p text:style-name="P4"><text:s text:c="9"/>} </text:p>
      <text:p text:style-name="P4"><text:s text:c="6"/>} </text:p>
      <text:p text:style-name="P4"><text:s text:c="6"/></text:p>
      <text:p text:style-name="P4"><text:s text:c="6"/>fclose(f); </text:p>
      <text:p text:style-name="P4"><text:s text:c="6"/>printf("Película insertada con el código %i\n", nuevo.codigo); </text:p>
      <text:p text:style-name="P4"><text:s text:c="6"/>(*n_regs)++; </text:p>
      <text:p text:style-name="P4"><text:s text:c="6"/>pulsar_tecla(); </text:p>
      <text:p text:style-name="P4"><text:s text:c="3"/>} </text:p>
      <text:p text:style-name="P4">} </text:p>
      <text:p text:style-name="P4"/>
      <text:p text:style-name="P4"/>
      <text:p text:style-name="P4">// ------------------------------------------------------------------------------------------------------------</text:p>
      <text:p text:style-name="P4">// Lee por teclado los datos de una película y los devuelve en el parámetro pasado por variable. </text:p>
      <text:p text:style-name="P4">// Asigna todos los campos EXCEPTO EL CODIGO, que se asigna automáticamente en la función </text:p>
      <text:p text:style-name="P4">// de inserción de la película. </text:p>
      <text:p text:style-name="P4">// ------------------------------------------------------------------------------------------------------------</text:p>
      <text:p text:style-name="P4">void introducir_datos_pelicula(struct s_pelicula* peli) </text:p>
      <text:p text:style-name="P4">{ </text:p>
      <text:p text:style-name="P4"><text:s text:c="3"/>char aux[50]; </text:p>
      <text:p text:style-name="P4"><text:s text:c="3"/></text:p>
      <text:p text:style-name="P4"><text:s text:c="3"/>printf(" <text:s/>Título: "); </text:p>
      <text:p text:style-name="P4"><text:s text:c="3"/>gets(peli-&gt;titulo); </text:p>
      <text:p text:style-name="P4"><text:s text:c="3"/>printf(" <text:s/>Director: "); </text:p>
      <text:p text:style-name="P4"><text:s text:c="3"/>gets(peli-&gt;director); </text:p>
      <text:p text:style-name="P4"><text:s text:c="3"/>printf(" <text:s/>Reparto: "); </text:p>
      <text:p text:style-name="P4"><text:s text:c="3"/>gets(peli-&gt;reparto); </text:p>
      <text:p text:style-name="P4"><text:s text:c="3"/>printf(" <text:s/>Género: "); </text:p>
      <text:p text:style-name="P4"><text:s text:c="3"/>gets(peli-&gt;genero); </text:p>
      <text:p text:style-name="P4"><text:s text:c="3"/>printf(" <text:s/>Nacionalidad: "); </text:p>
      <text:p text:style-name="P4"><text:s text:c="3"/>gets(peli-&gt;nacionalidad); </text:p>
      <text:p text:style-name="P4"><text:s text:c="3"/>printf(" <text:s/>Duración (minutos): "); </text:p>
      <text:p text:style-name="P4"><text:s text:c="3"/>gets(aux); </text:p>
      <text:p text:style-name="P4"><text:s text:c="3"/>peli-&gt;duracion = atoi(aux); </text:p>
      <text:p text:style-name="P4"><text:soft-page-break/><text:s text:c="3"/>// Ponemos la marca de "no borrado" </text:p>
      <text:p text:style-name="P4"><text:s text:c="3"/>peli-&gt;borrado = '-'; </text:p>
      <text:p text:style-name="P4">} </text:p>
      <text:p text:style-name="P4"/>
      <text:p text:style-name="P4"/>
      <text:p text:style-name="P4">// ------------------------------------------------------------------------------------------------------------</text:p>
      <text:p text:style-name="P4">// Localiza una película por su código </text:p>
      <text:p text:style-name="P4">// ------------------------------------------------------------------------------------------------------------</text:p>
      <text:p text:style-name="P4">void buscar_por_codigo(void) </text:p>
      <text:p text:style-name="P4">{ </text:p>
      <text:p text:style-name="P4"><text:s text:c="4"/>FILE *f, *f_ind; </text:p>
      <text:p text:style-name="P4"><text:s text:c="4"/>struct s_pelicula peli; </text:p>
      <text:p text:style-name="P4"><text:s text:c="4"/>struct s_indice entrada_indice; </text:p>
      <text:p text:style-name="P4"><text:s text:c="4"/>int cod_buscado, n, cont; </text:p>
      <text:p text:style-name="P4"><text:s text:c="4"/>char aux[50]; </text:p>
      <text:p text:style-name="P4"><text:s text:c="4"/></text:p>
      <text:p text:style-name="P4"><text:s text:c="4"/>f = fopen(ARCHIVO_DATOS, "r+b"); </text:p>
      <text:p text:style-name="P4"><text:s text:c="4"/>if (f == NULL) { printf("Error al abrir archivo de datos\n"); return; } </text:p>
      <text:p text:style-name="P4"><text:s text:c="4"/>f_ind = fopen(ARCHIVO_INDICE, "rb"); </text:p>
      <text:p text:style-name="P4"><text:s text:c="4"/>if (f_ind == NULL) { printf("Error al abrir archivo de í­ndices\n"); return; } </text:p>
      <text:p text:style-name="P4"><text:s text:c="4"/></text:p>
      <text:p text:style-name="P4"><text:s text:c="4"/>borrar_pantalla(); </text:p>
      <text:p text:style-name="P4"><text:s text:c="4"/>printf("BUSCAR UNA PELÍCULA POR CÓDIGO\n"); </text:p>
      <text:p text:style-name="P4"><text:s text:c="4"/>printf("Introduzca el código buscado\n"); </text:p>
      <text:p text:style-name="P4"><text:s text:c="4"/>gets(aux); </text:p>
      <text:p text:style-name="P4"><text:s text:c="4"/>cod_buscado = atoi(aux); </text:p>
      <text:p text:style-name="P4"><text:s text:c="4"/></text:p>
      <text:p text:style-name="P4"><text:s text:c="4"/>// Buscamos entrada del indice </text:p>
      <text:p text:style-name="P4"><text:s text:c="4"/>entrada_indice.clave_ultimo = -9999; </text:p>
      <text:p text:style-name="P4"><text:s text:c="4"/>while ((!feof(f_ind)) &amp;&amp; (entrada_indice.clave_ultimo &lt; cod_buscado)) </text:p>
      <text:p text:style-name="P4"><text:s text:c="8"/>fread(&amp;entrada_indice, sizeof(struct s_indice), 1, f_ind); </text:p>
      <text:p text:style-name="P4"><text:s text:c="4"/></text:p>
      <text:p text:style-name="P4"><text:s text:c="4"/>if (cod_buscado &lt;= entrada_indice.clave_ultimo) </text:p>
      <text:p text:style-name="P4"><text:s text:c="4"/>{ </text:p>
      <text:p text:style-name="P4"><text:s text:c="8"/>// Buscamos película </text:p>
      <text:p text:style-name="P4"><text:s text:c="8"/>fseek(f, entrada_indice.direccion_primero, SEEK_SET); </text:p>
      <text:p text:style-name="P4"><text:s text:c="8"/>cont = 0; </text:p>
      <text:p text:style-name="P4"><text:s text:c="8"/>do </text:p>
      <text:p text:style-name="P4"><text:s text:c="8"/>{ </text:p>
      <text:p text:style-name="P4"><text:s text:c="16"/>fread(&amp;peli, sizeof(struct s_pelicula), 1, f); </text:p>
      <text:p text:style-name="P4"><text:s text:c="16"/>cont++; </text:p>
      <text:p text:style-name="P4"><text:s text:c="8"/>} </text:p>
      <text:p text:style-name="P4"><text:s text:c="8"/>while ((cont &lt; TAM_SEG) &amp;&amp; (peli.codigo != cod_buscado)); </text:p>
      <text:p text:style-name="P4"><text:s text:c="8"/></text:p>
      <text:p text:style-name="P4"><text:s text:c="8"/>// Película encontrada: mostrar </text:p>
      <text:p text:style-name="P4"><text:s text:c="8"/>if ((peli.codigo == cod_buscado) &amp;&amp; (peli.borrado == '-')) </text:p>
      <text:p text:style-name="P4"><text:s text:c="8"/>{ </text:p>
      <text:p text:style-name="P4"><text:s text:c="15"/>printf("DATOS DEL REGISTRO:\n"); </text:p>
      <text:p text:style-name="P4"><text:s text:c="15"/>printf("%-3i %s (%s), %s, %s, %i min\n", peli.codigo, peli.titulo, peli.director, peli.nacionalidad, peli.genero, peli.duracion); </text:p>
      <text:p text:style-name="P4"><text:s text:c="15"/>printf("Reparto: %s\n", peli.reparto); </text:p>
      <text:p text:style-name="P4"><text:s text:c="8"/>} </text:p>
      <text:p text:style-name="P4"><text:s text:c="8"/>else </text:p>
      <text:p text:style-name="P4"><text:s text:c="15"/>printf("Película no encontrada en su segmento\n"); </text:p>
      <text:p text:style-name="P4"><text:s text:c="4"/>} // if </text:p>
      <text:p text:style-name="P4"><text:s text:c="4"/>else </text:p>
      <text:p text:style-name="P4"><text:s text:c="7"/>printf("Película no encontrada en el í­ndice\n"); </text:p>
      <text:p text:style-name="P4"/>
      <text:p text:style-name="P4"><text:s text:c="4"/>pulsar_tecla(); </text:p>
      <text:p text:style-name="P4"><text:s text:c="4"/>fclose(f); </text:p>
      <text:p text:style-name="P4"><text:s text:c="4"/>fclose(f_ind); <text:s text:c="7"/></text:p>
      <text:p text:style-name="P4">} </text:p>
      <text:p text:style-name="P4"/>
      <text:p text:style-name="P4">// ------------------------------------------------------------------------------------------------------------</text:p>
      <text:p text:style-name="P4">// Muestra el contenido del archivo de datos por la pantalla </text:p>
      <text:p text:style-name="P4">// ------------------------------------------------------------------------------------------------------------</text:p>
      <text:p text:style-name="P4">void listar_datos(void) </text:p>
      <text:p text:style-name="P4">{ </text:p>
      <text:p text:style-name="P4"><text:s text:c="3"/>FILE *f; </text:p>
      <text:p text:style-name="P4"><text:s text:c="3"/>struct s_pelicula peli; </text:p>
      <text:p text:style-name="P4"><text:s text:c="3"/>int n; </text:p>
      <text:p text:style-name="P4"><text:s text:c="3"/></text:p>
      <text:p text:style-name="P4"><text:s text:c="3"/>// Abre el archivo en modo de lectura secuencial </text:p>
      <text:p text:style-name="P4"><text:s text:c="3"/>borrar_pantalla(); </text:p>
      <text:p text:style-name="P4"><text:s text:c="3"/>f = fopen(ARCHIVO_DATOS, "rb"); </text:p>
      <text:p text:style-name="P4"><text:soft-page-break/><text:s text:c="3"/>if (f == NULL) </text:p>
      <text:p text:style-name="P4"><text:s text:c="3"/>{ </text:p>
      <text:p text:style-name="P4"><text:s text:c="6"/>printf("Error al abrir el archivo de datos"); </text:p>
      <text:p text:style-name="P4"><text:s text:c="6"/>pulsar_tecla(); </text:p>
      <text:p text:style-name="P4"><text:s text:c="3"/>} </text:p>
      <text:p text:style-name="P4"><text:s text:c="3"/>else </text:p>
      <text:p text:style-name="P4"><text:s text:c="3"/>{ </text:p>
      <text:p text:style-name="P4"><text:s text:c="7"/>// Escribe en la pantalla la cabecera de la lista </text:p>
      <text:p text:style-name="P4"><text:s text:c="7"/>while (!feof(f)) </text:p>
      <text:p text:style-name="P4"><text:s text:c="7"/>{ </text:p>
      <text:p text:style-name="P4"><text:s text:c="11"/>// Lee un registro del archivo </text:p>
      <text:p text:style-name="P4"><text:s text:c="11"/>n = fread(&amp;peli, sizeof(struct s_pelicula), 1, f); </text:p>
      <text:p text:style-name="P4"><text:s text:c="11"/>// Muestra por la pantalla el contenido del registro (si no está marcado como borrado) </text:p>
      <text:p text:style-name="P4"><text:s text:c="11"/>if ((n&gt;0) &amp;&amp; (peli.borrado == '-')) </text:p>
      <text:p text:style-name="P4"><text:s text:c="11"/>{ </text:p>
      <text:p text:style-name="P4"><text:s text:c="15"/>printf("------------------------------------------------------------------------------\n"); </text:p>
      <text:p text:style-name="P4"><text:s text:c="15"/>printf("%-3i %s (%s), %s, %s, %i min\n", peli.codigo, peli.titulo, peli.director, peli.nacionalidad, peli.genero, peli.duracion); </text:p>
      <text:p text:style-name="P4"><text:s text:c="15"/>printf("Reparto: %s\n", peli.reparto); </text:p>
      <text:p text:style-name="P4"><text:s text:c="11"/>} </text:p>
      <text:p text:style-name="P4"><text:s text:c="7"/>} // while </text:p>
      <text:p text:style-name="P4"><text:s text:c="7"/>fclose(f); </text:p>
      <text:p text:style-name="P4"><text:s text:c="7"/>printf("------------------------------------------------------------------------------\n"); </text:p>
      <text:p text:style-name="P4"><text:s text:c="7"/>pulsar_tecla(); </text:p>
      <text:p text:style-name="P4"><text:s text:c="3"/>} // else </text:p>
      <text:p text:style-name="P4"/>
      <text:p text:style-name="P4">} </text:p>
      <text:p text:style-name="P4"/>
      <text:p text:style-name="P4">// ------------------------------------------------------------------------------------------------------------</text:p>
      <text:p text:style-name="P4">// Reconstruye el archivo índice </text:p>
      <text:p text:style-name="P4">// ------------------------------------------------------------------------------------------------------------</text:p>
      <text:p text:style-name="P4">void reconstruir_indice(void) </text:p>
      <text:p text:style-name="P4">{ </text:p>
      <text:p text:style-name="P4"><text:s text:c="4"/>FILE *f, *f_ind; </text:p>
      <text:p text:style-name="P4"><text:s text:c="4"/>struct s_pelicula peli; </text:p>
      <text:p text:style-name="P4"><text:s text:c="4"/>struct s_indice ind; </text:p>
      <text:p text:style-name="P4"><text:s text:c="4"/>int registro, segmento, dir_inicial, n; </text:p>
      <text:p text:style-name="P4"><text:s text:c="4"/></text:p>
      <text:p text:style-name="P4"/>
      <text:p text:style-name="P4"><text:s text:c="4"/>borrar_pantalla(); </text:p>
      <text:p text:style-name="P4"><text:s text:c="4"/>printf("Reconstruyendo el índice...\n"); </text:p>
      <text:p text:style-name="P4"><text:s text:c="4"/></text:p>
      <text:p text:style-name="P4"><text:s text:c="4"/>// Abrimos el archivo de datos en modo secuencial </text:p>
      <text:p text:style-name="P4"><text:s text:c="4"/>f = fopen(ARCHIVO_DATOS, "rb"); </text:p>
      <text:p text:style-name="P4"><text:s text:c="4"/>if (f == NULL) </text:p>
      <text:p text:style-name="P4"><text:s text:c="4"/>{ </text:p>
      <text:p text:style-name="P4"><text:s text:c="8"/>printf("No se puede abrir el archivo de datos. Operación cancelada.\n"); </text:p>
      <text:p text:style-name="P4"><text:s text:c="8"/>pulsar_tecla(); return; </text:p>
      <text:p text:style-name="P4"><text:s text:c="4"/>} </text:p>
      <text:p text:style-name="P4"><text:s text:c="4"/></text:p>
      <text:p text:style-name="P4"><text:s text:c="4"/>// Creamos un nuevo archivo de índices</text:p>
      <text:p text:style-name="P4"><text:s text:c="4"/>f_ind = fopen("temp", "wb"); </text:p>
      <text:p text:style-name="P4"><text:s text:c="4"/>if (f_ind == NULL) </text:p>
      <text:p text:style-name="P4"><text:s text:c="4"/>{ </text:p>
      <text:p text:style-name="P4"><text:s text:c="8"/>printf("No se puede crear el nuevo archivo de índices. Operación cancelada.\n"); </text:p>
      <text:p text:style-name="P4"><text:s text:c="8"/>pulsar_tecla(); return; </text:p>
      <text:p text:style-name="P4"><text:s text:c="4"/>} </text:p>
      <text:p text:style-name="P4"><text:s text:c="4"/></text:p>
      <text:p text:style-name="P4"><text:s text:c="4"/>// Recorremos secuencialmente el archivo de datos </text:p>
      <text:p text:style-name="P4"><text:s text:c="4"/>segmento = 1; <text:s text:c="6"/>// Contador de segmentos </text:p>
      <text:p text:style-name="P4"><text:s text:c="4"/>registro = 0; <text:s text:c="6"/>// Contador de registros en el segmento </text:p>
      <text:p text:style-name="P4"><text:s text:c="4"/>dir_inicial = 0; <text:s text:c="3"/>// Dirección inicial del segmento </text:p>
      <text:p text:style-name="P4"><text:s text:c="4"/>while (!feof(f)) </text:p>
      <text:p text:style-name="P4"><text:s text:c="4"/>{ </text:p>
      <text:p text:style-name="P4"><text:s text:c="8"/>n = fread(&amp;peli, sizeof(struct s_pelicula), 1, f); </text:p>
      <text:p text:style-name="P4"><text:s text:c="8"/>if (n &gt; 0) </text:p>
      <text:p text:style-name="P4"><text:s text:c="8"/>{ </text:p>
      <text:p text:style-name="P4"><text:s text:c="11"/>registro++; </text:p>
      <text:p text:style-name="P4"><text:s text:c="11"/>if (registro % TAM_SEG == 0) <text:s text:c="7"/>// Cambiar de segmento </text:p>
      <text:p text:style-name="P4"><text:s text:c="11"/>{ </text:p>
      <text:p text:style-name="P4"><text:s text:c="16"/>// Creamos una entrada en el índice y la grabamos </text:p>
      <text:p text:style-name="P4"><text:s text:c="16"/>ind.num_segmento = segmento; </text:p>
      <text:p text:style-name="P4"><text:s text:c="16"/>ind.direccion_primero = dir_inicial; </text:p>
      <text:p text:style-name="P4"><text:s text:c="16"/>ind.clave_ultimo = peli.codigo; </text:p>
      <text:p text:style-name="P4"><text:s text:c="16"/>fwrite(&amp;ind, sizeof(struct s_indice), 1, f_ind); </text:p>
      <text:p text:style-name="P4"><text:soft-page-break/><text:s text:c="16"/></text:p>
      <text:p text:style-name="P4"><text:s text:c="16"/>// Iniciamos el nuevo segmento </text:p>
      <text:p text:style-name="P4"><text:s text:c="16"/>segmento++; </text:p>
      <text:p text:style-name="P4"><text:s text:c="16"/>dir_inicial = ftell(f); </text:p>
      <text:p text:style-name="P4"><text:s text:c="11"/>} </text:p>
      <text:p text:style-name="P4"><text:s text:c="8"/>} // if </text:p>
      <text:p text:style-name="P4"><text:s text:c="4"/>} // while </text:p>
      <text:p text:style-name="P4"><text:s text:c="4"/></text:p>
      <text:p text:style-name="P4"><text:s text:c="4"/>// Si el último segmento no está completo, no se habrá grabado </text:p>
      <text:p text:style-name="P4"><text:s text:c="4"/>// su entrada en el archivo de índices, así que lo haremos ahora </text:p>
      <text:p text:style-name="P4"><text:s text:c="4"/>if (registro % TAM_SEG != 0) </text:p>
      <text:p text:style-name="P4"><text:s text:c="4"/>{ </text:p>
      <text:p text:style-name="P4"><text:s text:c="8"/>// Creamos una entrada en el índice y la grabamos </text:p>
      <text:p text:style-name="P4"><text:s text:c="8"/>ind.num_segmento = segmento; </text:p>
      <text:p text:style-name="P4"><text:s text:c="8"/>ind.direccion_primero = dir_inicial; </text:p>
      <text:p text:style-name="P4"><text:s text:c="8"/>ind.clave_ultimo = peli.codigo; </text:p>
      <text:p text:style-name="P4"><text:s text:c="8"/>fwrite(&amp;ind, sizeof(struct s_indice), 1, f_ind); </text:p>
      <text:p text:style-name="P4"><text:s text:c="4"/>} </text:p>
      <text:p text:style-name="P4"><text:s/></text:p>
      <text:p text:style-name="P4"><text:s text:c="4"/>// Cerramos y renombramos el índice </text:p>
      <text:p text:style-name="P4"><text:s text:c="4"/>fclose(f); </text:p>
      <text:p text:style-name="P4"><text:s text:c="4"/>fclose(f_ind); </text:p>
      <text:p text:style-name="P4"><text:s text:c="4"/>remove(ARCHIVO_INDICE); </text:p>
      <text:p text:style-name="P4"><text:s text:c="4"/>rename("temp", ARCHIVO_INDICE); </text:p>
      <text:p text:style-name="P4"><text:s text:c="4"/>printf("Proceso concluido con éxito.\n"); </text:p>
      <text:p text:style-name="P4"><text:s text:c="4"/>pulsar_tecla(); <text:s text:c="6"/></text:p>
      <text:p text:style-name="P4">} </text:p>
      <text:p text:style-name="P4"/>
      <text:p text:style-name="P4"/>
      <text:p text:style-name="P4">// ------------------------------------------------------------------------------------------------------------</text:p>
      <text:p text:style-name="P4">// Muestra el contenido del archivo de índices </text:p>
      <text:p text:style-name="P4">// (SOLO CON PROPÓSITOS DE DEPURACIÓN. Esta función debería desaparecer de la versión definitiva del programa) </text:p>
      <text:p text:style-name="P4">// ------------------------------------------------------------------------------------------------------------</text:p>
      <text:p text:style-name="P4">void mostrar_indice(void) </text:p>
      <text:p text:style-name="P4">{ </text:p>
      <text:p text:style-name="P4"><text:s text:c="3"/>FILE *f; </text:p>
      <text:p text:style-name="P4"><text:s text:c="3"/>struct s_indice entrada_indice; </text:p>
      <text:p text:style-name="P4"><text:s text:c="3"/>int n; </text:p>
      <text:p text:style-name="P4"><text:s text:c="3"/></text:p>
      <text:p text:style-name="P4"><text:s text:c="3"/>// Abre el archivo en modo de lectura secuencial </text:p>
      <text:p text:style-name="P4"><text:s text:c="3"/>borrar_pantalla(); </text:p>
      <text:p text:style-name="P4"><text:s text:c="3"/>f = fopen(ARCHIVO_INDICE, "rb"); </text:p>
      <text:p text:style-name="P4"><text:s text:c="3"/>if (f == NULL) </text:p>
      <text:p text:style-name="P4"><text:s text:c="3"/>{ </text:p>
      <text:p text:style-name="P4"><text:s text:c="6"/>printf("Error al abrir el archivo de índices"); </text:p>
      <text:p text:style-name="P4"><text:s text:c="6"/>pulsar_tecla(); </text:p>
      <text:p text:style-name="P4"><text:s text:c="3"/>} </text:p>
      <text:p text:style-name="P4"><text:s text:c="3"/>else </text:p>
      <text:p text:style-name="P4"><text:s text:c="3"/>{ </text:p>
      <text:p text:style-name="P4"><text:s text:c="7"/>printf("SEG. <text:s/>DIR. <text:s/>CLAVE\n"); </text:p>
      <text:p text:style-name="P4"><text:s text:c="7"/>printf("-----------------\n"); </text:p>
      <text:p text:style-name="P4"><text:s text:c="7"/>while (!feof(f)) </text:p>
      <text:p text:style-name="P4"><text:s text:c="7"/>{ </text:p>
      <text:p text:style-name="P4"><text:s text:c="11"/>// Lee un registro del archivo </text:p>
      <text:p text:style-name="P4"><text:s text:c="11"/>n = fread(&amp;entrada_indice, sizeof(struct s_indice), 1, f); </text:p>
      <text:p text:style-name="P4"><text:s text:c="11"/>// Muestra por la pantalla el contenido del registro </text:p>
      <text:p text:style-name="P4"><text:s text:c="11"/>if (n&gt;0) </text:p>
      <text:p text:style-name="P4"><text:s text:c="11"/>{ </text:p>
      <text:p text:style-name="P4"><text:s text:c="15"/>printf("%-3i <text:s text:c="2"/>%-5i <text:s/>%-4i\n", entrada_indice.num_segmento, entrada_indice.direccion_primero, entrada_indice.clave_ultimo); </text:p>
      <text:p text:style-name="P4"><text:s text:c="11"/>} </text:p>
      <text:p text:style-name="P4"><text:s text:c="7"/>} // while </text:p>
      <text:p text:style-name="P4"><text:s text:c="7"/>fclose(f); </text:p>
      <text:p text:style-name="P4"><text:s text:c="7"/>pulsar_tecla(); </text:p>
      <text:p text:style-name="P4"><text:s text:c="3"/>} // else </text:p>
      <text:p text:style-name="P4"><text:s text:c="4"/></text:p>
      <text:p text:style-name="P4">} </text:p>
      <text:p text:style-name="P4"/>
      <text:p text:style-name="P4"/>
      <text:p text:style-name="P4">// ------------------------------------------------------------------------------------------------------------</text:p>
      <text:p text:style-name="P4">// Busca una película y, si existe, permite que el usuario modifique cualquiera de sus campos (excepto el código) </text:p>
      <text:p text:style-name="P4">// ------------------------------------------------------------------------------------------------------------</text:p>
      <text:p text:style-name="P4">void modificar_pelicula(void) </text:p>
      <text:p text:style-name="P4">{ </text:p>
      <text:p text:style-name="P4"><text:soft-page-break/><text:s text:c="4"/>FILE *f, *f_ind; </text:p>
      <text:p text:style-name="P4"><text:s text:c="4"/>struct s_pelicula peli; </text:p>
      <text:p text:style-name="P4"><text:s text:c="4"/>struct s_indice entrada_indice; </text:p>
      <text:p text:style-name="P4"><text:s text:c="4"/>int cod_buscado, n, cont; </text:p>
      <text:p text:style-name="P4"><text:s text:c="4"/>char aux[50]; </text:p>
      <text:p text:style-name="P4"><text:s text:c="4"/></text:p>
      <text:p text:style-name="P4"><text:s text:c="4"/>f = fopen(ARCHIVO_DATOS, "r+b"); </text:p>
      <text:p text:style-name="P4"><text:s text:c="4"/>if (f == NULL) { printf("Error al abrir archivo de datos\n"); return; } </text:p>
      <text:p text:style-name="P4"><text:s text:c="4"/>f_ind = fopen(ARCHIVO_INDICE, "rb"); </text:p>
      <text:p text:style-name="P4"><text:s text:c="4"/>if (f_ind == NULL) { printf("Error al abrir archivo de índices\n"); return; } </text:p>
      <text:p text:style-name="P4"><text:s text:c="4"/></text:p>
      <text:p text:style-name="P4"><text:s text:c="4"/>borrar_pantalla(); </text:p>
      <text:p text:style-name="P4"><text:s text:c="4"/>printf("MODIFICAR UNA PELÍCULA\n"); </text:p>
      <text:p text:style-name="P4"><text:s text:c="4"/>printf("Introduzca el código de la película:\n"); </text:p>
      <text:p text:style-name="P4"><text:s text:c="4"/>gets(aux); </text:p>
      <text:p text:style-name="P4"><text:s text:c="4"/>cod_buscado = atoi(aux); </text:p>
      <text:p text:style-name="P4"><text:s text:c="4"/></text:p>
      <text:p text:style-name="P4"><text:s text:c="4"/>// Buscamos entrada del indice </text:p>
      <text:p text:style-name="P4"><text:s text:c="4"/>entrada_indice.clave_ultimo = -9999; </text:p>
      <text:p text:style-name="P4"><text:s text:c="4"/>while ((!feof(f_ind)) &amp;&amp; (entrada_indice.clave_ultimo &lt; cod_buscado)) </text:p>
      <text:p text:style-name="P4"><text:s text:c="8"/>fread(&amp;entrada_indice, sizeof(struct s_indice), 1, f_ind); </text:p>
      <text:p text:style-name="P4"><text:s text:c="4"/></text:p>
      <text:p text:style-name="P4"><text:s text:c="4"/>if (cod_buscado &lt;= entrada_indice.clave_ultimo) </text:p>
      <text:p text:style-name="P4"><text:s text:c="4"/>{ </text:p>
      <text:p text:style-name="P4"><text:s text:c="8"/>// Buscamos película </text:p>
      <text:p text:style-name="P4"><text:s text:c="8"/>fseek(f, entrada_indice.direccion_primero, SEEK_SET); </text:p>
      <text:p text:style-name="P4"><text:s text:c="8"/>cont = 0; </text:p>
      <text:p text:style-name="P4"><text:s text:c="8"/>do </text:p>
      <text:p text:style-name="P4"><text:s text:c="8"/>{ </text:p>
      <text:p text:style-name="P4"><text:s text:c="16"/>fread(&amp;peli, sizeof(struct s_pelicula), 1, f); </text:p>
      <text:p text:style-name="P4"><text:s text:c="16"/>cont++; </text:p>
      <text:p text:style-name="P4"><text:s text:c="8"/>} </text:p>
      <text:p text:style-name="P4"><text:s text:c="8"/>while ((cont &lt; TAM_SEG) &amp;&amp; (peli.codigo != cod_buscado)); </text:p>
      <text:p text:style-name="P4"><text:s text:c="8"/></text:p>
      <text:p text:style-name="P4"><text:s text:c="8"/>// Película encontrada: mostramos los datos y pedimos su modificación. Si se pulsa "Intro", los dejamos sin cambios. </text:p>
      <text:p text:style-name="P4"><text:s text:c="8"/>if ((peli.codigo == cod_buscado) &amp;&amp; (peli.borrado == '-')) </text:p>
      <text:p text:style-name="P4"><text:s text:c="8"/>{ </text:p>
      <text:p text:style-name="P4"><text:s text:c="8"/><text:tab/>printf("Modifique el registro (pulse Intro para dejar igual):\n"); </text:p>
      <text:p text:style-name="P4"><text:tab/><text:tab/>printf("Código: %i\n", peli.codigo); </text:p>
      <text:p text:style-name="P4"><text:tab/><text:tab/>printf("Título (%s): \n", peli.titulo); </text:p>
      <text:p text:style-name="P4"><text:tab/><text:tab/>gets(aux); if (strcmp(aux,"") != 0) strcpy(peli.titulo, aux); </text:p>
      <text:p text:style-name="P4"><text:tab/><text:tab/>printf("Director (%s): \n", peli.director); </text:p>
      <text:p text:style-name="P4"><text:tab/><text:tab/>gets(aux); if (strcmp(aux,"") != 0) strcpy(peli.director, aux); </text:p>
      <text:p text:style-name="P4"><text:tab/><text:tab/>printf("Reparto (%s): \n", peli.reparto); </text:p>
      <text:p text:style-name="P4"><text:tab/><text:tab/>gets(aux); if (strcmp(aux,"") != 0) strcpy(peli.reparto, aux); </text:p>
      <text:p text:style-name="P4"><text:tab/><text:tab/>printf("Nacionalidad (%s): \n", peli.nacionalidad); </text:p>
      <text:p text:style-name="P4"><text:tab/><text:tab/>gets(aux); if (strcmp(aux,"") != 0) strcpy(peli.nacionalidad, aux); </text:p>
      <text:p text:style-name="P4"><text:tab/><text:tab/>printf("Género (%s): \n", peli.genero); </text:p>
      <text:p text:style-name="P4"><text:tab/><text:tab/>gets(aux); if (strcmp(aux,"") != 0) strcpy(peli.genero, aux); </text:p>
      <text:p text:style-name="P4"><text:tab/><text:tab/>printf("Duración (%i): \n", peli.duracion); </text:p>
      <text:p text:style-name="P4"><text:tab/><text:tab/>gets(aux); if (strcmp(aux,"") != 0) peli.duracion = atoi(aux); </text:p>
      <text:p text:style-name="P4"/>
      <text:p text:style-name="P4"><text:tab/><text:tab/>printf("¿Confirma la modificación del registro? (S/N)"); </text:p>
      <text:p text:style-name="P4"><text:tab/><text:tab/>gets(aux); </text:p>
      <text:p text:style-name="P4"><text:tab/><text:tab/>if ((aux[0] == 's') || (aux[0] == 'S')) </text:p>
      <text:p text:style-name="P4"><text:tab/> <text:s text:c="7"/>{ </text:p>
      <text:p text:style-name="P4"><text:tab/><text:tab/><text:tab/>// Retrocedemos un registro en el fichero de datos </text:p>
      <text:p text:style-name="P4"><text:tab/><text:tab/><text:tab/>fseek(f, -sizeof(struct s_pelicula), SEEK_CUR); </text:p>
      <text:p text:style-name="P4"><text:tab/><text:tab/><text:tab/>// Sobreescribimos el registro con los nuevos datos </text:p>
      <text:p text:style-name="P4"><text:tab/><text:tab/><text:tab/>fwrite(&amp;peli, sizeof(struct s_pelicula), 1, f); </text:p>
      <text:p text:style-name="P4"><text:tab/><text:tab/><text:tab/>printf("Registro modificado\n"); </text:p>
      <text:p text:style-name="P4"><text:tab/><text:tab/>} </text:p>
      <text:p text:style-name="P4"><text:tab/><text:tab/>else </text:p>
      <text:p text:style-name="P4"><text:tab/><text:tab/><text:tab/>printf("Operación cancelada\n"); </text:p>
      <text:p text:style-name="P4"><text:s text:c="8"/>} </text:p>
      <text:p text:style-name="P4"><text:s text:c="8"/>else </text:p>
      <text:p text:style-name="P4"><text:s text:c="15"/>printf("Película no encontrada en su segmento\n"); </text:p>
      <text:p text:style-name="P4"><text:s text:c="4"/>} // if </text:p>
      <text:p text:style-name="P4"><text:s text:c="4"/>else </text:p>
      <text:p text:style-name="P4"><text:s text:c="7"/>printf("Película no encontrada en el índice\n"); </text:p>
      <text:p text:style-name="P4"/>
      <text:p text:style-name="P4"><text:s text:c="4"/>pulsar_tecla(); </text:p>
      <text:p text:style-name="P4"><text:s text:c="4"/>fclose(f); </text:p>
      <text:p text:style-name="P4"><text:s text:c="4"/>fclose(f_ind); <text:s text:c="7"/></text:p>
      <text:p text:style-name="P4"><text:soft-page-break/>} </text:p>
      <text:p text:style-name="P4"/>
      <text:p text:style-name="P4">// ------------------------------------------------------------------------------------------------------------</text:p>
      <text:p text:style-name="P4">// Busca una película y, si existe, la marca como borrada </text:p>
      <text:p text:style-name="P4">// ------------------------------------------------------------------------------------------------------------</text:p>
      <text:p text:style-name="P4">void borrar_pelicula(void) </text:p>
      <text:p text:style-name="P4">{ </text:p>
      <text:p text:style-name="P4"><text:s text:c="4"/>FILE *f, *f_ind; </text:p>
      <text:p text:style-name="P4"><text:s text:c="4"/>struct s_pelicula peli; </text:p>
      <text:p text:style-name="P4"><text:s text:c="4"/>struct s_indice entrada_indice; </text:p>
      <text:p text:style-name="P4"><text:s text:c="4"/>int cod_buscado, n, cont; </text:p>
      <text:p text:style-name="P4"><text:s text:c="4"/>char aux[50]; </text:p>
      <text:p text:style-name="P4"><text:s text:c="4"/></text:p>
      <text:p text:style-name="P4"><text:s text:c="4"/>f = fopen(ARCHIVO_DATOS, "r+b"); </text:p>
      <text:p text:style-name="P4"><text:s text:c="4"/>if (f == NULL) { printf("Error al abrir archivo de datos\n"); return; } </text:p>
      <text:p text:style-name="P4"><text:s text:c="4"/>f_ind = fopen(ARCHIVO_INDICE, "rb"); </text:p>
      <text:p text:style-name="P4"><text:s text:c="4"/>if (f_ind == NULL) { printf("Error al abrir archivo de índices\n"); return; } </text:p>
      <text:p text:style-name="P4"><text:s text:c="4"/></text:p>
      <text:p text:style-name="P4"><text:s text:c="4"/>borrar_pantalla(); </text:p>
      <text:p text:style-name="P4"><text:s text:c="4"/>printf("BORRAR UNA PELÍCULA\n"); </text:p>
      <text:p text:style-name="P4"><text:s text:c="4"/>printf("Introduzca el código de la película:\n"); </text:p>
      <text:p text:style-name="P4"><text:s text:c="4"/>gets(aux); </text:p>
      <text:p text:style-name="P4"><text:s text:c="4"/>cod_buscado = atoi(aux); </text:p>
      <text:p text:style-name="P4"><text:s text:c="4"/></text:p>
      <text:p text:style-name="P4"><text:s text:c="4"/>// Buscamos entrada del indice </text:p>
      <text:p text:style-name="P4"><text:s text:c="4"/>entrada_indice.clave_ultimo = -9999; </text:p>
      <text:p text:style-name="P4"><text:s text:c="4"/>while ((!feof(f_ind)) &amp;&amp; (entrada_indice.clave_ultimo &lt; cod_buscado)) </text:p>
      <text:p text:style-name="P4"><text:s text:c="8"/>fread(&amp;entrada_indice, sizeof(struct s_indice), 1, f_ind); </text:p>
      <text:p text:style-name="P4"><text:s text:c="4"/></text:p>
      <text:p text:style-name="P4"><text:s text:c="4"/>if (cod_buscado &lt;= entrada_indice.clave_ultimo) </text:p>
      <text:p text:style-name="P4"><text:s text:c="4"/>{ </text:p>
      <text:p text:style-name="P4"><text:s text:c="8"/>// Buscamos película </text:p>
      <text:p text:style-name="P4"><text:s text:c="8"/>fseek(f, entrada_indice.direccion_primero, SEEK_SET); </text:p>
      <text:p text:style-name="P4"><text:s text:c="8"/>cont = 0; </text:p>
      <text:p text:style-name="P4"><text:s text:c="8"/>do </text:p>
      <text:p text:style-name="P4"><text:s text:c="8"/>{ </text:p>
      <text:p text:style-name="P4"><text:s text:c="16"/>fread(&amp;peli, sizeof(struct s_pelicula), 1, f); </text:p>
      <text:p text:style-name="P4"><text:s text:c="16"/>cont++; </text:p>
      <text:p text:style-name="P4"><text:s text:c="8"/>} </text:p>
      <text:p text:style-name="P4"><text:s text:c="8"/>while ((cont &lt; TAM_SEG) &amp;&amp; (peli.codigo != cod_buscado)); </text:p>
      <text:p text:style-name="P4"><text:s text:c="8"/></text:p>
      <text:p text:style-name="P4"><text:s text:c="8"/>// Película encontrada: pedimos confirmación y borramos </text:p>
      <text:p text:style-name="P4"><text:s text:c="8"/>if ((peli.codigo == cod_buscado) &amp;&amp; (peli.borrado == '-')) </text:p>
      <text:p text:style-name="P4"><text:s text:c="8"/>{ </text:p>
      <text:p text:style-name="P4"><text:s text:c="15"/>printf("DATOS DEL REGISTRO:\n"); </text:p>
      <text:p text:style-name="P4"><text:s text:c="15"/>printf("%-3i %s (%s), %s, %s, %i min\n", peli.codigo, peli.titulo, peli.director, peli.nacionalidad, peli.genero, peli.duracion); </text:p>
      <text:p text:style-name="P4"><text:s text:c="15"/>printf("Reparto: %s\n\n", peli.reparto); </text:p>
      <text:p text:style-name="P4"><text:tab/> <text:s text:c="6"/>printf("¿Está seguro de que desea borrar la película? (S/N)"); </text:p>
      <text:p text:style-name="P4"><text:tab/> <text:s text:c="6"/>gets(aux); </text:p>
      <text:p text:style-name="P4"><text:tab/> <text:s text:c="6"/>if ((aux[0] == 's') || (aux[0] == 'S')) </text:p>
      <text:p text:style-name="P4"><text:tab/> <text:s text:c="6"/>{ </text:p>
      <text:p text:style-name="P4"><text:tab/><text:tab/><text:tab/>// Retrocedemos un registro en el fichero de datos </text:p>
      <text:p text:style-name="P4"><text:tab/><text:tab/><text:tab/>fseek(f, -sizeof(struct s_pelicula), SEEK_CUR); </text:p>
      <text:p text:style-name="P4"><text:tab/><text:tab/><text:tab/>// Sobreescribimos el registro marcando la película como borrada </text:p>
      <text:p text:style-name="P4"><text:tab/><text:tab/><text:tab/>peli.borrado = '*'; </text:p>
      <text:p text:style-name="P4"><text:tab/><text:tab/><text:tab/>fwrite(&amp;peli, sizeof(struct s_pelicula), 1, f); </text:p>
      <text:p text:style-name="P4"><text:tab/><text:tab/><text:tab/>printf("Registro borrado\n"); </text:p>
      <text:p text:style-name="P4"><text:tab/><text:tab/>} </text:p>
      <text:p text:style-name="P4"><text:tab/><text:tab/>else </text:p>
      <text:p text:style-name="P4"><text:tab/><text:tab/><text:tab/>printf("Operación cancelada\n"); </text:p>
      <text:p text:style-name="P4"><text:s text:c="8"/>} </text:p>
      <text:p text:style-name="P4"><text:s text:c="8"/>else </text:p>
      <text:p text:style-name="P4"><text:s text:c="15"/>printf("Película no encontrada en su segmento\n"); </text:p>
      <text:p text:style-name="P4"><text:s text:c="4"/>} // if </text:p>
      <text:p text:style-name="P4"><text:s text:c="4"/>else </text:p>
      <text:p text:style-name="P4"><text:s text:c="7"/>printf("Película no encontrada en el í­ndice\n"); </text:p>
      <text:p text:style-name="P4"/>
      <text:p text:style-name="P4"><text:s text:c="4"/>pulsar_tecla(); </text:p>
      <text:p text:style-name="P4"><text:s text:c="4"/>fclose(f); </text:p>
      <text:p text:style-name="P4"><text:s text:c="4"/>fclose(f_ind); <text:s text:c="7"/></text:p>
      <text:p text:style-name="P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DejaVu Sans Mono" svg:font-family="'DejaVu Sans Mono'" style:font-family-generic="swiss"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text-properties fo:font-size="10pt" style:font-size-asian="10pt" style:font-size-complex="10pt"/>
    </style:style>
    <style:page-layout style:name="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lfredo</meta:initial-creator>
    <meta:creation-date>2009-03-03T16:23:26</meta:creation-date>
    <dc:date>2009-03-09T12:50:02</dc:date>
    <meta:editing-cycles>2</meta:editing-cycles>
    <meta:editing-duration>PT14M15S</meta:editing-duration>
    <meta:user-defined meta:name="Info 1"/>
    <meta:user-defined meta:name="Info 2"/>
    <meta:user-defined meta:name="Info 3"/>
    <meta:user-defined meta:name="Info 4"/>
    <meta:document-statistic meta:table-count="0" meta:image-count="0" meta:object-count="0" meta:page-count="9" meta:paragraph-count="607" meta:word-count="2538" meta:character-count="23751"/>
  </office:meta>
</office:document-meta>
</file>